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1f269" officeooo:paragraph-rsid="0011c74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f269" officeooo:paragraph-rsid="0011c74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1f269" officeooo:paragraph-rsid="0011c74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1f269" officeooo:paragraph-rsid="0011c74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13b534" officeooo:paragraph-rsid="0013b534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11f269" officeooo:paragraph-rsid="0011c74a" style:font-size-asian="8pt" style:font-weight-asian="normal" style:font-size-complex="8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39e86"/>
    </style:style>
    <style:style style:name="T3" style:family="text">
      <style:text-properties officeooo:rsid="0011c74a"/>
    </style:style>
    <style:style style:name="T4" style:family="text">
      <style:text-properties officeooo:rsid="0013b534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3b534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buntu <text:span text:style-name="T3">20</text:span>.04 Install from Source</text:p>
      <text:p text:style-name="P1"/>
      <text:p text:style-name="P1"/>
      <text:p text:style-name="P3">UHD</text:p>
      <text:p text:style-name="P4"/>
      <text:p text:style-name="P4">1. Run this command set to install the dependencies necessary for the UHD installation:</text:p>
      <text:p text:style-name="P4"/>
      <text:p text:style-name="P6">apt update &amp;&amp; \</text:p>
      <text:p text:style-name="P6">apt-get -y install git &amp;&amp; \</text:p>
      <text:p text:style-name="P6">apt-get -y install cmake &amp;&amp; \</text:p>
      <text:p text:style-name="P6">apt-get -y install build-essential &amp;&amp; \</text:p>
      <text:p text:style-name="P6"><text:s/>apt-get -y install python3-dev python3-pip &amp;&amp; \</text:p>
      <text:p text:style-name="P6"><text:s/>apt-get -y install libboost1.67-all-dev <text:s/>&amp;&amp; \</text:p>
      <text:p text:style-name="P6">apt-get -y install doxygen &amp;&amp; \</text:p>
      <text:p text:style-name="P6">pip3 install mako &amp;&amp; \</text:p>
      <text:p text:style-name="P6"><text:s/>apt-get -y install libusb-1.0-0-dev &amp;&amp; \</text:p>
      <text:p text:style-name="P6"><text:s/>apt-get -y install liborc-0.4-0 &amp;&amp; \</text:p>
      <text:p text:style-name="P6">pip3 <text:s/>install Cheetah3 &amp;&amp; \</text:p>
      <text:p text:style-name="P6">pip3 <text:s/>install <text:s/>requests &amp;&amp; \</text:p>
      <text:p text:style-name="P6">pip3 <text:s/>install numpy &amp;&amp; \</text:p>
      <text:p text:style-name="P6">pip3 install docutils &amp;&amp; \</text:p>
      <text:p text:style-name="P6">pip3 install ruamel.yaml &amp;&amp; \</text:p>
      <text:p text:style-name="P6">pip3 install setuptools &amp;&amp; \</text:p>
      <text:p text:style-name="P6">find -name "*.py" -or -name '*.py.in' | xargs sed -i "s|#!/usr/bin/env python$|#!/usr/bin/env python3|" </text:p>
      <text:p text:style-name="P2"/>
      <text:p text:style-name="P4">Depending on current system configuration, this, along with other subsequent commands, may need to be installed as root. <text:s/>Several Python add-ons are installed using pip3. <text:span text:style-name="T3">This version of libboost must be used for the installation, as the more recent Version 1.72 causes the build to fail.</text:span></text:p>
      <text:p text:style-name="P4"/>
      <text:p text:style-name="P2"/>
      <text:p text:style-name="P2">2. <text:s/><text:span text:style-name="T1">Clone the (specific name) GitHub repository and run the folllowing command set to run the installation:</text:span></text:p>
      <text:p text:style-name="P2"/>
      <text:p text:style-name="P6">cmake \</text:p>
      <text:p text:style-name="P6"><text:s text:c="4"/>-DCMAKE_INSTALL_PREFIX=/usr/ \</text:p>
      <text:p text:style-name="P6"><text:s text:c="4"/>-D Boost_NO_BOOST_CMAKE:BOOL=0 \</text:p>
      <text:p text:style-name="P6"><text:s text:c="4"/>-DENABLE_PYTHON3=ON \</text:p>
      <text:p text:style-name="P6"><text:s text:c="4"/>-DBOOST_PYTHON_COMPONENT=python38 \</text:p>
      <text:p text:style-name="P6"><text:s text:c="4"/>-DENABLE_EXAMPLES=ON \</text:p>
      <text:p text:style-name="P6"><text:s text:c="4"/>-DENABLE_UTILS=ON \</text:p>
      <text:p text:style-name="P6"><text:s text:c="4"/>-DENABLE_TESTS=OFF \</text:p>
      <text:p text:style-name="P6"><text:s text:c="4"/>-DENABLE_E100=OFF \</text:p>
      <text:p text:style-name="P6"><text:s text:c="4"/>-DENABLE_N230=OFF \</text:p>
      <text:p text:style-name="P6"><text:s text:c="4"/>-DENABLE_N300=OFF \</text:p>
      <text:p text:style-name="P6"><text:s text:c="4"/>-DENABLE_E320=OFF \</text:p>
      <text:p text:style-name="P6"><text:s text:c="4"/>-DENABLE_USRP1=OFF \</text:p>
      <text:p text:style-name="P6"><text:s text:c="4"/>-DENABLE_USER2=OFF \</text:p>
      <text:p text:style-name="P6"><text:s text:c="4"/>-DENABLE_B200=OFF \</text:p>
      <text:p text:style-name="P6"><text:s text:c="4"/>-DENABLE_X300=OFF \</text:p>
      <text:p text:style-name="P6"><text:s text:c="4"/>-DENABLE_CRIMSON_TNG=ON \</text:p>
      <text:p text:style-name="P6"><text:s text:c="4"/>-DENABLE_CYAN_16T=OFF \</text:p>
      <text:p text:style-name="P6"><text:s text:c="4"/>-DENABLE_CYAN_64T=OFF \</text:p>
      <text:p text:style-name="P6"><text:s text:c="4"/>-DENABLE_OCTOCLOCK=OFF \</text:p>
      <text:p text:style-name="P6"><text:s text:c="4"/>-DENABLE_DOXYGEN=OFF \</text:p>
      <text:p text:style-name="P6"><text:s text:c="4"/>-DENABLE_USB=OFF \</text:p>
      <text:p text:style-name="P6">/home/uhd/host &amp;&amp; \</text:p>
      <text:p text:style-name="P6">make -j4 &amp;&amp; \</text:p>
      <text:p text:style-name="P6">make install</text:p>
      <text:p text:style-name="P2"/>
      <text:p text:style-name="P2"/>
      <text:p text:style-name="P2"/>
      <text:p text:style-name="P3">GNU Radio</text:p>
      <text:p text:style-name="P2"/>
      <text:p text:style-name="P4">1. <text:s/>Run this command to install the dependencies necessary for the GNU Radio installation:</text:p>
      <text:p text:style-name="P2"/>
      <text:p text:style-name="P6"/>
      <text:p text:style-name="P6"><text:soft-page-break/>apt -y install libgmp-dev swig <text:s/>\</text:p>
      <text:p text:style-name="P6"><text:s/>python3-sphinx python3-lxml libfftw3-dev \</text:p>
      <text:p text:style-name="P6">libsdl1.2-dev libgsl-dev libqwt-qt5-dev libqt5opengl5-dev python3-pyqt5 \</text:p>
      <text:p text:style-name="P6">liblog4cpp5-dev libzmq3-dev python3-yaml python3-click python3-click-plugins \</text:p>
      <text:p text:style-name="P6">python3-zmq python3-scipy python3-gi python3-gi-cairo gobject-introspection gir1.2-gtk-3.0 <text:s/>python3-pybind11 libsndfile1-dev <text:span text:style-name="T4">&amp;&amp; \</text:span></text:p>
      <text:p text:style-name="P2"><text:span text:style-name="T5">git clone --recursive </text:span><text:a xlink:type="simple" xlink:href="https://github.com/gnuradio/volk.git" text:style-name="Internet_20_link" text:visited-style-name="Visited_20_Internet_20_Link"><text:span text:style-name="T5">https://github.com/gnuradio/volk.git</text:span></text:a><text:span text:style-name="T5"> </text:span><text:span text:style-name="T6">&amp;&amp; \</text:span></text:p>
      <text:p text:style-name="P6"><text:span text:style-name="T4">cd </text:span>volk <text:span text:style-name="T4">&amp;&amp; \</text:span></text:p>
      <text:p text:style-name="P6">mkdir build <text:span text:style-name="T4">&amp;&amp; \</text:span></text:p>
      <text:p text:style-name="P6"><text:span text:style-name="T4">cd </text:span>build <text:span text:style-name="T4">&amp;&amp; \</text:span></text:p>
      <text:p text:style-name="P6">cmake -DCMAKE_BUILD_TYPE=Release -DPYTHON_EXECUTABLE=/usr/bin/python3 ../ &amp;&amp; \</text:p>
      <text:p text:style-name="P6">make &amp;&amp; \</text:p>
      <text:p text:style-name="P6">make install</text:p>
      <text:p text:style-name="P2"/>
      <text:p text:style-name="P5">For this Linux distribution, the Volk component is separate from GNU Radio, and is therefore installed separately from source.</text:p>
      <text:p text:style-name="P5"/>
      <text:p text:style-name="P5"/>
      <text:p text:style-name="P5"/>
      <text:p text:style-name="P4">2. <text:s/>Run the following command set to clone the GNU Radio GitHub repository, check out the correct branch, create a build directory, pull necessary components to the directory, and finally to build and install GNU Radio:</text:p>
      <text:p text:style-name="P4"/>
      <text:p text:style-name="P6"/>
      <text:p text:style-name="P2"><text:span text:style-name="T5">git clone </text:span><text:a xlink:type="simple" xlink:href="https://github.com/gnuradio/gnuradio.git" text:style-name="Internet_20_link" text:visited-style-name="Visited_20_Internet_20_Link"><text:span text:style-name="T5">https://github.com/gnuradio/gnuradio.git</text:span></text:a><text:span text:style-name="T5"> </text:span><text:span text:style-name="T6">&amp;&amp; \</text:span></text:p>
      <text:p text:style-name="P6"><text:span text:style-name="T4">cd </text:span>gnuradio <text:span text:style-name="T4">&amp;&amp; \</text:span></text:p>
      <text:p text:style-name="P6">mkdir build <text:span text:style-name="T4">&amp;&amp; \</text:span></text:p>
      <text:p text:style-name="P6"><text:span text:style-name="T4">cd</text:span> build <text:span text:style-name="T4">&amp;&amp; \</text:span></text:p>
      <text:p text:style-name="P6">cmake -DCMAKE_BUILD_TYPE=Release -DPYTHON_EXECUTABLE=/usr/bin/python3 ../ &amp;&amp; \</text:p>
      <text:p text:style-name="P6">make &amp;&amp; \</text:p>
      <text:p text:style-name="P6">make install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70" meta:word-count="399" meta:character-count="2923" meta:non-whitespace-character-count="2494"/>
  </office:meta>
</office:document-meta>
</file>